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9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8.84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50" table:default-cell-style-name="ce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社團活動表</text:p>
          </table:table-cell>
          <table:covered-table-cell table:number-columns-repeated="6"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7" office:value-type="string" calcext:value-type="string">
            <text:p>活動內容</text:p>
          </table:table-cell>
          <table:table-cell table:style-name="ce7" office:value-type="string" calcext:value-type="string">
            <text:p>時<text:span text:style-name="T2">  </text:span><text:span text:style-name="T3">間</text:span></text:p>
          </table:table-cell>
          <table:table-cell table:style-name="ce7" office:value-type="string" calcext:value-type="string">
            <text:p>地<text:span text:style-name="T2">  </text:span><text:span text:style-name="T3">點</text:span></text:p>
          </table:table-cell>
          <table:table-cell table:style-name="ce7" office:value-type="string" calcext:value-type="string">
            <text:p>主<text:span text:style-name="T2"> </text:span><text:span text:style-name="T3">辦</text:span><text:span text:style-name="T4"> </text:span><text:span text:style-name="T3">人</text:span></text:p>
          </table:table-cell>
          <table:table-cell table:style-name="ce7" office:value-type="string" calcext:value-type="string">
            <text:p>金<text:span text:style-name="T2">  </text:span><text:span text:style-name="T3">額</text:span></text:p>
          </table:table-cell>
          <table:table-cell table:style-name="ce10" office:value-type="string" calcext:value-type="string">
            <text:p>備註</text:p>
          </table:table-cell>
          <table:table-cell table:number-columns-repeated="1017"/>
        </table:table-row>
        <table:table-row table:style-name="ro2" table:number-rows-repeated="17">
          <table:table-cell table:style-name="ce3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7" table:number-rows-spanned="1">
            <text:p> <text:span text:style-name="T1">主管　　　　　　　　　　　　　　　　　指導員</text:span></text:p>
          </table:table-cell>
          <table:covered-table-cell table:number-columns-repeated="6" table:style-name="ce9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09:41:54</meta:creation-date>
    <dc:creator>Joyce</dc:creator>
    <dc:date>2004-04-13T09:44:18</dc:date>
    <meta:print-date>2004-04-13T09:42:57</meta:print-date>
    <meta:document-statistic meta:table-count="1" meta:cell-count="9" meta:object-count="0"/>
    <meta:generator>LibreOffice/5.1.1.3$Windows_x86 LibreOffice_project/89f508ef3ecebd2cfb8e1def0f0ba9a803b88a6d</meta:generator>
  </office:meta>
</office:document-meta>
</file>